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Buenos Aires" svg:font-family="'Buenos Aires', Pulp, OpenSans, 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0256" officeooo:paragraph-rsid="000b0256"/>
    </style:style>
    <style:style style:name="P2" style:family="paragraph" style:parent-style-name="Standard" style:list-style-name="L1">
      <style:text-properties officeooo:paragraph-rsid="00142a5c"/>
    </style:style>
    <style:style style:name="P3" style:family="paragraph" style:parent-style-name="Standard" style:list-style-name="L1">
      <style:text-properties officeooo:rsid="000b0256" officeooo:paragraph-rsid="000b0256"/>
    </style:style>
    <style:style style:name="P4" style:family="paragraph" style:parent-style-name="Standard" style:list-style-name="L1">
      <style:text-properties fo:font-weight="normal" officeooo:rsid="000b0256" officeooo:paragraph-rsid="000c3deb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b0256" officeooo:paragraph-rsid="000fa847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fa847" officeooo:paragraph-rsid="000fa847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c3deb" officeooo:paragraph-rsid="000c3deb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c3deb" officeooo:paragraph-rsid="00142a5c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59dc7" officeooo:paragraph-rsid="00159dc7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159dc7" officeooo:paragraph-rsid="0020292d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15c448" officeooo:paragraph-rsid="0015c448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16f768" officeooo:paragraph-rsid="0020292d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17e54e" officeooo:paragraph-rsid="0017e54e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19022b" officeooo:paragraph-rsid="0019022b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199f56" officeooo:paragraph-rsid="00199f56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1a3f45" officeooo:paragraph-rsid="001a3f45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1a9201" officeooo:paragraph-rsid="001a9201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1e0ccd" officeooo:paragraph-rsid="001e0ccd" style:font-weight-asian="normal" style:font-weight-complex="normal"/>
    </style:style>
    <style:style style:name="P19" style:family="paragraph" style:parent-style-name="Standard" style:list-style-name="L1">
      <style:text-properties officeooo:rsid="0015c448" officeooo:paragraph-rsid="0015c448"/>
    </style:style>
    <style:style style:name="P20" style:family="paragraph" style:parent-style-name="Standard" style:list-style-name="L1">
      <style:text-properties officeooo:rsid="0016f768" officeooo:paragraph-rsid="0016f768"/>
    </style:style>
    <style:style style:name="T1" style:family="text">
      <style:text-properties officeooo:rsid="000b025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a84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ef55" style:font-weight-asian="normal" style:font-weight-complex="normal"/>
    </style:style>
    <style:style style:name="T6" style:family="text">
      <style:text-properties fo:font-weight="normal" officeooo:rsid="00142a5c" style:font-weight-asian="normal" style:font-weight-complex="normal"/>
    </style:style>
    <style:style style:name="T7" style:family="text">
      <style:text-properties fo:font-weight="normal" officeooo:rsid="000c3deb" style:font-weight-asian="normal" style:font-weight-complex="normal"/>
    </style:style>
    <style:style style:name="T8" style:family="text">
      <style:text-properties officeooo:rsid="00159dc7"/>
    </style:style>
    <style:style style:name="T9" style:family="text">
      <style:text-properties officeooo:rsid="0015c448"/>
    </style:style>
    <style:style style:name="T10" style:family="text">
      <style:text-properties officeooo:rsid="001a3f45"/>
    </style:style>
    <style:style style:name="T11" style:family="text">
      <style:text-properties officeooo:rsid="001a9201"/>
    </style:style>
    <style:style style:name="T12" style:family="text">
      <style:text-properties officeooo:rsid="001e0ccd"/>
    </style:style>
    <style:style style:name="T13" style:family="text">
      <style:text-properties officeooo:rsid="001f4c92"/>
    </style:style>
    <style:style style:name="T14" style:family="text">
      <style:text-properties officeooo:rsid="0020292d"/>
    </style:style>
    <style:style style:name="T15" style:family="text">
      <style:text-properties fo:font-variant="normal" fo:text-transform="none" fo:color="#157dfe" loext:opacity="100%" style:font-name="Buenos Aires" fo:font-size="12pt" fo:letter-spacing="normal" fo:font-style="normal" fo:font-weight="bold" officeooo:rsid="002029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ercice<text:span text:style-name="T1">s</text:span> Examen</text:p>
      <text:p text:style-name="P1"/>
      <text:p text:style-name="P1">A faire dans l’ordre :</text:p>
      <text:list xml:id="list4100993290" text:style-name="L1">
        <text:list-item>
          <text:p text:style-name="P3">Faire un Hard reset de la branche <text:span text:style-name="T2">EntrainementExamen</text:span></text:p>
        </text:list-item>
        <text:list-item>
          <text:p text:style-name="P4">Scène d’intro :</text:p>
          <text:list>
            <text:list-item>
              <text:p text:style-name="P5">mettre bouton de démarrage</text:p>
            </text:list-item>
            <text:list-item>
              <text:p text:style-name="P5"><text:span text:style-name="T3">créer un script qui </text:span>lance la scène de jeux <text:span text:style-name="T3">dans une méthode publique « StartGame »</text:span></text:p>
            </text:list-item>
            <text:list-item>
              <text:p text:style-name="P6">utiliser le bouton pour executer la méthode</text:p>
            </text:list-item>
          </text:list>
        </text:list-item>
        <text:list-item>
          <text:p text:style-name="P4">Scène de jeu :</text:p>
          <text:list>
            <text:list-item>
              <text:p text:style-name="P7">créer prefab joueur avec l’avion</text:p>
            </text:list-item>
            <text:list-item>
              <text:p text:style-name="P9">lui ajouter un tag « joueur »</text:p>
            </text:list-item>
            <text:list-item>
              <text:p text:style-name="P9">lui ajouter un rigidbody <text:span text:style-name="T14">dynamic, sans gravité et bloquant la rotation x, y et z</text:span></text:p>
            </text:list-item>
            <text:list-item>
              <text:p text:style-name="P7"><text:span text:style-name="T3">créer</text:span> un script qui fait tourner les hélices</text:p>
            </text:list-item>
            <text:list-item>
              <text:p text:style-name="P7"><text:span text:style-name="T3">c</text:span><text:span text:style-name="T13">r</text:span><text:span text:style-name="T3">éer</text:span> un script qui fait bouger de gauche a droite le joueur avec le clavier (<text:span text:style-name="T14">utiliser AddForce en mode VelocityChange sur le rigidbody)</text:span></text:p>
            </text:list-item>
            <text:list-item>
              <text:p text:style-name="P11">mettre des limites latérales (axe des x) modifiables depuis Unity</text:p>
            </text:list-item>
            <text:list-item>
              <text:p text:style-name="P8">créer un prefab d’anneau</text:p>
            </text:list-item>
            <text:list-item>
              <text:p text:style-name="P19"><text:span text:style-name="T7">e</text:span><text:span text:style-name="T4">nlever son meshcollider</text:span></text:p>
            </text:list-item>
            <text:list-item>
              <text:p text:style-name="P2"><text:span text:style-name="T5">ajouter un collider </text:span><text:span text:style-name="T6">(trigger) </text:span><text:span text:style-name="T5">dans </text:span><text:span text:style-name="T6">le prefab</text:span></text:p>
            </text:list-item>
            <text:list-item>
              <text:p text:style-name="P10"><text:span text:style-name="T6">lui ajouter un rigidbody </text:span><text:span text:style-name="T14">dynamic, sans gravité et bloquant la rotation x, y et z</text:span></text:p>
            </text:list-item>
            <text:list-item>
              <text:p text:style-name="P8">créer un script GameManager qui possède un compteur de point</text:p>
            </text:list-item>
            <text:list-item>
              <text:p text:style-name="P20"><text:span text:style-name="T7">p</text:span><text:span text:style-name="T4">lacer le GameManager dans la scène</text:span></text:p>
            </text:list-item>
            <text:list-item>
              <text:p text:style-name="P7">ajouter un script dans le prefab d’anneau <text:span text:style-name="T8">qui augmente le compteur quand le joueur rentre dedans (en utilisant son tag)</text:span></text:p>
            </text:list-item>
            <text:list-item>
              <text:p text:style-name="P12">créer un script qui fait avancer son transform sur l’axe z (vers -z) en utilisant une variable de vitesse modifiable sur unity <text:span text:style-name="T14">et le AddForce en mode VelocityChange</text:span></text:p>
            </text:list-item>
            <text:list-item>
              <text:p text:style-name="P13">créer un prefab d’obstacle</text:p>
            </text:list-item>
            <text:list-item>
              <text:p text:style-name="P18">lui assigner un tag dédié</text:p>
            </text:list-item>
            <text:list-item>
              <text:p text:style-name="P10">lui ajouter un rigidbody <text:span text:style-name="T14">dynamic, sans gravité et bloquant la rotation x, y et z</text:span></text:p>
            </text:list-item>
            <text:list-item>
              <text:p text:style-name="P13">lui ajouter le script qui fait avancer (le même que celui sur l’anneau)</text:p>
            </text:list-item>
            <text:list-item>
              <text:p text:style-name="P14">créer un script pour le joueur qui change de scène (vers la scène outro) quand il y a une collision <text:span text:style-name="T12">avec un obstacle</text:span></text:p>
            </text:list-item>
            <text:list-item>
              <text:p text:style-name="P15">modifier le GameManager pour instancier des anneaux et des obstacles <text:span text:style-name="T12">en dehors de la camér</text:span>a, <text:span text:style-name="T12">à </text:span>intervalle régulier <text:span text:style-name="T12">(utiliser un Random pour déterminer la position sur l’axe x, entre deux valeurs de x qui couvrent toute les positions du joueur)</text:span></text:p>
            </text:list-item>
            <text:list-item>
              <text:p text:style-name="P15">ajouter un script pour détruire le gameobject quand il est en dessous d’une certaine <text:span text:style-name="T10">valeur sur l’axe z</text:span></text:p>
            </text:list-item>
            <text:list-item>
              <text:p text:style-name="P16">l’assigner sur le prefab d’anneau et obstacles</text:p>
            </text:list-item>
          </text:list>
        </text:list-item>
        <text:list-item>
          <text:p text:style-name="P16">Scène d’outro :</text:p>
          <text:list>
            <text:list-item>
              <text:p text:style-name="P16">Afficher le score (il faut modifier le GameManager pour récupérer la valeur dans cette scène, <text:span text:style-name="T11">indice : comme le nom du personnage dans ton TP</text:span>)</text:p>
            </text:list-item>
            <text:list-item>
              <text:p text:style-name="P17">ajouter un bouton pour lancer la scène de jeux (attention, il faut réinitialiser le score!)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Buenos Aires" svg:font-family="'Buenos Aires', Pulp, OpenSans, 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4T18:46:05.741000000</meta:creation-date>
    <dc:date>2023-12-15T03:59:59.816000000</dc:date>
    <meta:editing-duration>PT34M51S</meta:editing-duration>
    <meta:editing-cycles>6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33" meta:word-count="409" meta:character-count="2195" meta:non-whitespace-character-count="1850"/>
  </office:meta>
</office:document-meta>
</file>